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ffcc99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5cm" svg:stroke-color="#0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762cm" svg:x="1.254cm" svg:y="1.5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62cm" svg:x="6.842cm" svg:y="1.5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4.048cm" svg:y="4.4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0.889cm" svg:x="1.254cm" svg:y="7.858cm">
          <text:p text:style-name="P1">file_logg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0.889cm" svg:x="6.08cm" svg:y="7.858cm">
          <text:p text:style-name="P1">console_logg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318cm" svg:x1="2.841cm" svg:y1="2.778cm" svg:x2="5.635cm" svg:y2="3.921cm" draw:start-shape="id1" draw:start-glue-point="2" draw:end-shape="id2" draw:end-glue-point="0" svg:d="m2841 2778v254h2794v889" svg:viewBox="0 0 2795 1144">
          <text:p/>
        </draw:connector>
        <draw:connector draw:style-name="gr4" draw:text-style-name="P1" draw:layer="layout" draw:line-skew="-0.318cm" svg:x1="8.302cm" svg:y1="2.778cm" svg:x2="5.635cm" svg:y2="3.921cm" draw:start-shape="id3" draw:end-shape="id2" draw:end-glue-point="0" svg:d="m8302 2778v254h-2667v889" svg:viewBox="0 0 2668 1144">
          <text:p/>
        </draw:connector>
        <draw:custom-shape draw:style-name="gr5" draw:text-style-name="P2" xml:id="id1" draw:id="id1" draw:layer="layout" svg:width="1.143cm" svg:height="0.508cm" svg:x="2.27cm" svg:y="2.27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143cm" svg:height="0.508cm" svg:x="7.731cm" svg:y="2.27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143cm" svg:height="0.508cm" svg:x="5.064cm" svg:y="3.921cm">
          <text:p text:style-name="P2">P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143cm" svg:height="0.508cm" svg:x="2.27cm" svg:y="7.351cm">
          <text:p text:style-name="P2">SUB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143cm" svg:height="0.508cm" svg:x="7.731cm" svg:y="7.351cm">
          <text:p text:style-name="P2">SUB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143cm" svg:height="0.508cm" svg:x="5.064cm" svg:y="5.699cm">
          <text:p text:style-name="P2">PU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191cm" svg:x1="5.635cm" svg:y1="6.207cm" svg:x2="8.302cm" svg:y2="7.351cm" draw:start-shape="id4" draw:start-glue-point="2" draw:end-shape="id5" draw:end-glue-point="0" svg:d="m5635 6207v381h2667v763" svg:viewBox="0 0 2668 1145">
          <text:p/>
        </draw:connector>
        <draw:connector draw:style-name="gr4" draw:text-style-name="P1" draw:layer="layout" draw:line-skew="-0.191cm" svg:x1="5.635cm" svg:y1="6.207cm" svg:x2="2.841cm" svg:y2="7.351cm" draw:start-shape="id4" draw:start-glue-point="2" draw:end-shape="id6" draw:end-glue-point="0" svg:d="m5635 6207v381h-2794v763" svg:viewBox="0 0 2795 1145">
          <text:p/>
        </draw:connector>
        <draw:custom-shape draw:style-name="gr1" draw:text-style-name="P1" xml:id="id7" draw:id="id7" draw:layer="layout" svg:width="3.175cm" svg:height="0.762cm" svg:x="11.541cm" svg:y="1.5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75cm" svg:height="0.762cm" svg:x="17.129cm" svg:y="1.5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75cm" svg:height="1.27cm" svg:x="14.335cm" svg:y="4.4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556cm" svg:height="0.889cm" svg:x="11.541cm" svg:y="7.858cm">
          <text:p text:style-name="P1">file_logg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128cm" svg:y1="2.27cm" svg:x2="15.922cm" svg:y2="4.429cm" draw:start-shape="id7" draw:start-glue-point="2" draw:end-shape="id8" draw:end-glue-point="0" svg:d="m13128 2270 2794 2159" svg:viewBox="0 0 2795 2160">
          <text:p/>
        </draw:connector>
        <draw:connector draw:style-name="gr6" draw:text-style-name="P1" draw:layer="layout" draw:type="line" svg:x1="18.716cm" svg:y1="2.27cm" svg:x2="15.922cm" svg:y2="4.429cm" draw:start-shape="id9" draw:start-glue-point="2" draw:end-shape="id8" draw:end-glue-point="0" svg:d="m18716 2270-2794 2159" svg:viewBox="0 0 2795 2160">
          <text:p/>
        </draw:connector>
        <draw:connector draw:style-name="gr4" draw:text-style-name="P1" draw:layer="layout" draw:type="line" svg:x1="18.272cm" svg:y1="7.858cm" svg:x2="15.922cm" svg:y2="5.699cm" draw:start-shape="id10" draw:start-glue-point="0" draw:end-shape="id8" draw:end-glue-point="2" svg:d="m18272 7858-2350-2159" svg:viewBox="0 0 2351 2160">
          <text:p/>
        </draw:connector>
        <draw:connector draw:style-name="gr4" draw:text-style-name="P1" draw:layer="layout" draw:type="line" svg:x1="13.319cm" svg:y1="7.858cm" svg:x2="15.922cm" svg:y2="5.699cm" draw:start-shape="id11" draw:start-glue-point="0" draw:end-shape="id8" draw:end-glue-point="2" svg:d="m13319 7858 2603-2159" svg:viewBox="0 0 2604 2160">
          <text:p/>
        </draw:connector>
        <draw:frame draw:style-name="gr7" draw:text-style-name="P3" draw:layer="layout" svg:width="17.681cm" svg:height="0.962cm" svg:x="3.032cm" svg:y="9.255cm">
          <draw:text-box>
            <text:p text:style-name="P3"><text:span text:style-name="T1">(a) data flow graph <text:s text:c="17"/>(b) services dependency graph</text:span></text:p>
          </draw:text-box>
        </draw:frame>
        <draw:custom-shape draw:style-name="gr3" draw:text-style-name="P1" xml:id="id10" draw:id="id10" draw:layer="layout" svg:width="4.572cm" svg:height="0.889cm" svg:x="15.986cm" svg:y="7.858cm">
          <text:p text:style-name="P1">console_logg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033cm" svg:y1="1.127cm" svg:x2="11.033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imon</meta:initial-creator>
    <meta:creation-date>2014-08-14T15:02:54.334924292</meta:creation-date>
    <dc:date>2014-08-14T15:22:06.839581999</dc:date>
    <dc:creator>Tobias Simon</dc:creator>
    <meta:editing-duration>PT3M10S</meta:editing-duration>
    <meta:editing-cycles>1</meta:editing-cycles>
    <meta:document-statistic meta:object-count="26"/>
    <meta:generator>LibreOffice/4.1.3.2$Linux_X86_64 LibreOffice_project/410m0$Build-2</meta:generator>
  </office:meta>
</office:document-meta>
</file>